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6.3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17.48mm"/>
    </style:style>
    <style:style style:name="co7" style:family="table-column">
      <style:table-column-properties fo:break-before="auto" style:column-width="4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2.75mm" fo:break-before="auto" style:use-optimal-row-height="false"/>
    </style:style>
    <style:style style:name="ro2" style:family="table-row">
      <style:table-row-properties style:row-height="26.49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fo:font-size="30pt" style:font-size-asian="30pt" style:font-size-complex="30pt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6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1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6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8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21" style:family="table-cell" style:parent-style-name="Default" style:data-style-name="N113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31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3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40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41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mm"/>
      <style:text-properties style:font-name="Liberation Sans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4"/>
        <table:table-column table:style-name="co3" table:default-cell-style-name="ce16"/>
        <table:table-column table:style-name="co5" table:default-cell-style-name="Default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7" table:number-columns-repeated="4" table:default-cell-style-name="ce17"/>
        <table:table-column table:style-name="co7" table:default-cell-style-name="Default"/>
        <table:table-column table:style-name="co7" table:default-cell-style-name="ce38"/>
        <table:table-column table:style-name="co8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debug_screen</text:p>
          </table:table-cell>
          <table:covered-table-cell table:style-name="ce6"/>
          <table:covered-table-cell table:number-columns-repeated="11" table:style-name="ce13"/>
          <table:covered-table-cell table:style-name="ce33"/>
          <table:table-cell office:value-type="string" calcext:value-type="string">
            <text:p/>
            <text:p/>
            <text:p/>
            <text:p/>
            <text:p/>
            <text:p/>
          </table:table-cell>
        </table:table-row>
        <table:table-row table:style-name="ro3">
          <table:table-cell/>
          <table:table-cell table:style-name="ce2" office:value-type="string" calcext:value-type="string">
            <text:p>i value :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vl_val value :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bat_val value :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depth value :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3">
          <table:table-cell/>
          <table:table-cell office:value-type="string" calcext:value-type="string">
            <text:p>t value :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lvl_volt value :</text:p>
          </table:table-cell>
          <table:table-cell office:value-type="float" office:value="0" calcext:value-type="float">
            <text:p>0.0</text:p>
          </table:table-cell>
          <table:table-cell table:style-name="ce7" office:value-type="string" calcext:value-type="string">
            <text:p>bat_volt value :</text:p>
          </table:table-cell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alti value :</text:p>
          </table:table-cell>
          <table:table-cell table:style-name="ce18" office:value-type="float" office:value="0" calcext:value-type="float">
            <text:p>0.0</text:p>
          </table:table-cell>
          <table:table-cell table:style-name="ce14"/>
          <table:table-cell/>
          <table:table-cell table:style-name="ce14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office:value-type="string" calcext:value-type="string">
            <text:p>delta_t value :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pressure value :</text:p>
          </table:table-cell>
          <table:table-cell office:value-type="float" office:value="0" calcext:value-type="float">
            <text:p>0.0</text:p>
          </table:table-cell>
          <table:table-cell table:style-name="ce14" office:value-type="string" calcext:value-type="string">
            <text:p>temp value :</text:p>
          </table:table-cell>
          <table:table-cell table:style-name="ce16" office:value-type="float" office:value="0" calcext:value-type="float">
            <text:p>0.0</text:p>
          </table:table-cell>
          <table:table-cell/>
          <table:table-cell table:style-name="ce14"/>
          <table:table-cell table:number-columns-repeated="4"/>
          <table:table-cell table:style-name="ce17"/>
          <table:table-cell table:number-columns-repeated="2"/>
        </table:table-row>
        <table:table-row table:style-name="ro3">
          <table:table-cell table:number-columns-repeated="2"/>
          <table:table-cell table:style-name="ce7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2"/>
          <table:table-cell table:style-name="ce21"/>
          <table:table-cell table:style-name="ce15"/>
          <table:table-cell table:style-name="ce40"/>
          <table:table-cell/>
        </table:table-row>
        <table:table-row table:style-name="ro3">
          <table:table-cell/>
          <table:table-cell table:style-name="ce5"/>
          <table:table-cell table:style-name="ce12" table:number-columns-repeated="12"/>
          <table:table-cell table:style-name="ce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 number:title="Défini par l'utilisateur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0" loext:min-decimal-places="0" number:min-integer-digits="4"/>
    </number:number-style>
    <number:number-style style:name="N115">
      <number:number number:decimal-places="0" loext:min-decimal-places="0" number:min-integer-digits="3"/>
    </number:number-style>
    <number:number-style style:name="N116">
      <number:number number:decimal-places="0" loext:min-decimal-places="0" number:min-integer-digits="6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20:34:51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06:10.857000000</meta:creation-date>
    <dc:date>2020-01-31T20:40:23.346000000</dc:date>
    <meta:editing-duration>PT4H43M34S</meta:editing-duration>
    <meta:editing-cycles>54</meta:editing-cycles>
    <meta:generator>LibreOffice/6.0.7.3$Windows_X86_64 LibreOffice_project/dc89aa7a9eabfd848af146d5086077aeed2ae4a5</meta:generator>
    <meta:document-statistic meta:table-count="1" meta:cell-count="24" meta:object-count="0"/>
  </office:meta>
</office:document-meta>
</file>